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_SERV_POR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S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XOLG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ACTICAJE Y PILOTAJ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TARE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AMBA S.A.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RANS ON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OGINTER S.A.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ISA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MARRADORES S.A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EA TRADE SR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ET PILO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RUB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IPSA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OGISTICA Y SERVICIOS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INTR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VIRGEN DEL ROSARIO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TILLEROS NAVALES UNIDOS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NTOLUCITO SR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UELLE SUR SRL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HELL CAPSA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PADARI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U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RACTICAJE INDEPENDIENTE S.A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PEED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REMOLCADOR EMPUJE RAP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ONTEMAR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ULTINCK SERVICE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OGISTICA Y SERVICIOS MARITIMOS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OR SU TRIPULACION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OOPERATIVA DE TRABAJO PRACTICAJE Y PILOTAJE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PEED CAR REMISES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AUTICAL DEL SUR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UG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RACTICAJE DE VENEZUELA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OMPANIA MARITIMA AUSTRAL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DARSENA NORTE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COUFALOS JUAN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VENEZUELA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MARRE DEL SU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ONTEMA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UENOS AIRES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OOPERATIVA PRACTICOS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ROMPT SUPPLIERS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IVERMAR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AVALIA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GIT SA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ERMINAL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RACTICOS BUENOS AIRES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TERMINAL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OOL FLUVIAL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NTILLANA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TTINA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COPRAPILBA LTD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ORVOL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PRACTICAJE Y ESTIBAJE DE BUENOS AIRES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AUTICA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ONTRA SA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ISLER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PRACTICOS DE PUERTO S.A.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APSA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OOPERATIVA DE PRACTICAJE ESTIBAJE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ESTIBAJE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ONA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DEPIETRI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STIBAJE PRACTICAGE DE BS.AS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OUTHERN GATE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YPF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POWER MARINE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UPRUM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PRACTICAJE RIO DE LA PLATA CTL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PILOTAJE BUENOS AIRES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OGISTICA Y SERVICIOS DE AMARRE S.A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AVE SERVICA SA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ONSULTORA SEN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DESIN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PBA PILOT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NTIVARI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TORRE DE REMOLQUE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SUNCION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PETRORIO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PETROBRAS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CLEAN SEA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E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RACTICAJE RIO DE LA PLATA S.A.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RAN ZONA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DELTA BLUE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TAGSA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REINA DEL PARANA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ENTAMAR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NIL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MARRE CAO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ZOPARDO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VITSER REMOLQUES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OOPERATIVA AZOPARDO</text:p>
          </table:table-cell>
          <table:table-cell table:number-columns-repeated="16382"/>
        </table:table-row>
        <table:table-row table:number-rows-repeated="1048482" table:style-name="ro1">
          <table:table-cell table:number-columns-repeated="16384"/>
        </table:table-row>
      </table:table>
      <table:named-expressions>
        <table:named-range table:name="EMP_SERV_PORT" table:cell-range-address="EMP_SERV_PORT.$A$1:EMP_SERV_PORT.$B$94" table:base-cell-address="EMP_SERV_POR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30Z</meta:creation-date>
    <dc:date>2019-12-12T00:52:03Z</dc:date>
  </office:meta>
</office:document-meta>
</file>